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-left="0.141cm" fo:padding-right="0.141cm" fo:padding-top="0.035cm" fo:padding-bottom="0.035cm" fo:border="0.018cm solid #00000a"/>
    </style:style>
    <style:style style:name="P2" style:family="paragraph" style:parent-style-name="Standard">
      <style:paragraph-properties fo:margin-left="0cm" fo:margin-right="0cm" fo:text-indent="0.635cm" style:auto-text-indent="false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4"/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footnote_20_text" style:master-page-name="Converted1">
      <style:paragraph-properties style:page-number="auto"/>
    </style:style>
    <style:style style:name="P7" style:family="paragraph" style:parent-style-name="footnote_20_text" style:master-page-name="Converted2">
      <style:paragraph-properties style:page-number="auto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73935031724294544" text:style-name="Outline">
        <text:list-item>
          <text:h text:style-name="P5" text:outline-level="1"><text:bookmark text:name="_GoBack"/>Reflectieverslag P4P </text:h>
        </text:list-item>
      </text:list>
      <text:p text:style-name="Standard"/>
      <text:p text:style-name="P1"><text:span text:style-name="T1">Uitgangspunten:</text:span></text:p>
      <text:p text:style-name="P1">Mijn sterke punten zijn:</text:p>
      <text:p text:style-name="P1">1. Leergierig</text:p>
      <text:p text:style-name="P1">2. Positiviteit</text:p>
      <text:p text:style-name="P1">3. Communicatie</text:p>
      <text:p text:style-name="P1">Mijn zwakke punten zijn:</text:p>
      <text:p text:style-name="P1">1. Snel te informeel met opdrachtgever</text:p>
      <text:p text:style-name="P1">2. lichtelijk snel geirriteerd</text:p>
      <text:p text:style-name="P1">3. Te druk</text:p>
      <text:p text:style-name="Standard">Ik heb mijn sterke/zwakke punten vastgesteld m.b.v.:</text:p>
      <text:list xml:id="list2778707343145032119" text:style-name="WWNum1">
        <text:list-item>
          <text:p text:style-name="P3">Eigen observatie/zelfkennis ~ Ja</text:p>
        </text:list-item>
      </text:list>
      <text:p text:style-name="P2">uitvoering van:</text:p>
      <text:list xml:id="list8902511801219699060" text:style-name="WWNum4">
        <text:list-item>
          <text:p text:style-name="P4">Een talententest, ~ Ja</text:p>
        </text:list-item>
        <text:list-item>
          <text:p text:style-name="P4">Een belbintest, ~ Nee</text:p>
        </text:list-item>
        <text:list-item>
          <text:p text:style-name="P4">Een andere test, namelijk: ~ <text:s/>Nee</text:p>
        </text:list-item>
      </text:list>
      <text:p text:style-name="List_20_Paragraph"/>
      <text:p text:style-name="P1"><text:span text:style-name="T1">Functies:</text:span></text:p>
      <text:p text:style-name="P1">Op basis van mijn sterke/zwakke punten heb ik, in onderling overleg met mijn teamgenoten, de onderstaande taken/functie(s) toebedeeld gekregen<text:note text:id="ftn1" text:note-class="footnote"><text:note-citation>1</text:note-citation><text:note-body><text:p text:style-name="P6"><text:span text:style-name="footnote_20_reference"/> Voeg zelf meer opties toe indien je meer dan 5 taken/functie(s) toebedeeld hebt gekregen.</text:p></text:note-body></text:note>:</text:p>
      <text:p text:style-name="P1">1. Hoofd Programmeur</text:p>
      <text:p text:style-name="P1">2. Functie Developper</text:p>
      <text:p text:style-name="P1">3. Test Manager</text:p>
      <text:p text:style-name="P1">4. Communicatie Leider</text:p>
      <text:p text:style-name="P1">5. Resultaat Overlegger</text:p>
      <text:p text:style-name="Standard"><text:soft-page-break/><text:s/></text:p>
      <text:p text:style-name="Standard"/>
      <text:p text:style-name="P1"><text:span text:style-name="T1">Optioneel:</text:span></text:p>
      <text:p text:style-name="P1">Ik heb mijzelf bij de aanvang van het project de onderstaande leerdoelen gesteld:</text:p>
      <text:p text:style-name="P1">1.<text:tab/>Python leren</text:p>
      <text:p text:style-name="P1">2.<text:tab/>Het maken van een Bot</text:p>
      <text:p text:style-name="P1">3.<text:tab/>Overleggen</text:p>
      <text:p text:style-name="P1">4.<text:tab/>Samenwerken</text:p>
      <text:p text:style-name="P1">5.<text:tab/>Databasing</text:p>
      <text:p text:style-name="Standard"/>
      <text:p text:style-name="P1"><text:span text:style-name="T1">Reflectie op mijn functioneren:</text:span></text:p>
      <text:p text:style-name="P1">Achteraf gezien vind ik dat ik mijn taken/functie(s) wel goed heb kunnen uitvoeren. Mijn motivatie daarvoor is de volgende: </text:p>
      <text:p text:style-name="P1">1.<text:tab/>Ben altijd vroeg op school gekomen.</text:p>
      <text:p text:style-name="P1">2.<text:tab/>Altijd blij en gelukkig bezig gehouden met mijn taken.</text:p>
      <text:p text:style-name="P1">3.<text:tab/>Rustig problemen opgelost met mijn teamgenoten.</text:p>
      <text:p text:style-name="P1">4.<text:tab/>Mooi wat tijd voor het project vrij gemaakt.</text:p>
      <text:p text:style-name="P1">5.<text:tab/>Thuis eventueel gewerkt aan opdratch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N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l" fo:country="N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ListLabel_20_1" style:display-name="ListLabel 1" style:family="text">
      <style:text-properties style:font-name-complex="Courier New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ct</meta:initial-creator>
    <dc:creator>Wander van der Wal</dc:creator>
    <meta:editing-cycles>4</meta:editing-cycles>
    <meta:print-date>2012-04-12T09:50:00</meta:print-date>
    <meta:creation-date>2016-06-03T10:05:00</meta:creation-date>
    <dc:date>2016-06-03T12:26:32.08</dc:date>
    <meta:editing-duration>PT10M29S</meta:editing-duration>
    <meta:generator>OpenOffice/4.1.1$Win32 OpenOffice.org_project/411m6$Build-9775</meta:generator>
    <meta:document-statistic meta:table-count="0" meta:image-count="0" meta:object-count="0" meta:page-count="2" meta:paragraph-count="39" meta:word-count="204" meta:character-count="1288"/>
    <meta:user-defined meta:name="AppVersion">16.0000</meta:user-defined>
    <meta:user-defined meta:name="Company">Noordelijke Hogeschool Leeuward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